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c2ea" officeooo:paragraph-rsid="001fc2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CION</text:p>
      <text:p text:style-name="P1"/>
      <text:p text:style-name="P1">Para realizar vectores en python se utiliza el siguiente codigo:</text:p>
      <text:p text:style-name="P1"/>
      <text:p text:style-name="P1">soa = np.array([[0,0,x,y]])</text:p>
      <text:p text:style-name="P1">X,Y,U,V = zip(*soa)</text:p>
      <text:p text:style-name="P1">ax = fig.gca()</text:p>
      <text:p text:style-name="P1">ax.quiver(X,Y,U,V,angles='xy',scale_units='xy',scale=1)</text:p>
      <text:p text:style-name="P1">ax.set_xlim([-600,600])</text:p>
      <text:p text:style-name="P1">ax.set_ylim([-500,500])</text:p>
      <text:p text:style-name="P1">fig.show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6:35:16.544728851</meta:creation-date>
    <dc:date>2017-02-07T16:44:13.741905292</dc:date>
    <meta:editing-duration>PT8M59S</meta:editing-duration>
    <meta:editing-cycles>1</meta:editing-cycles>
    <meta:document-statistic meta:table-count="0" meta:image-count="0" meta:object-count="0" meta:page-count="1" meta:paragraph-count="9" meta:word-count="24" meta:character-count="248" meta:non-whitespace-character-count="233"/>
    <meta:generator>LibreOffice/4.4.6.3$Linux_X86_64 LibreOffice_project/40m0$Build-3</meta:generator>
  </office:meta>
</office:document-meta>
</file>